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2000002A2F4E814627E405520.png" manifest:media-type="image/png"/>
  <manifest:file-entry manifest:full-path="Pictures/10001F83000045AF000045AF879F2CC9F1C59A26.svg" manifest:media-type="image/svg+xml"/>
  <manifest:file-entry manifest:full-path="Pictures/100002010000034900000253CAD5982F915796C5.png" manifest:media-type="image/png"/>
  <manifest:file-entry manifest:full-path="Pictures/1001D1790000571E00003DA13B7FFC1D7EA16A68.svg" manifest:media-type="image/svg+xml"/>
  <manifest:file-entry manifest:full-path="Pictures/1000020100000349000002536E66BC32D407B7E2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0f2d73" officeooo:paragraph-rsid="000f2d73" style:font-size-asian="24.5pt" style:font-size-complex="28pt"/>
    </style:style>
    <style:style style:name="P2" style:family="paragraph" style:parent-style-name="Title">
      <style:paragraph-properties fo:text-align="start" style:justify-single-word="false"/>
      <style:text-properties style:font-name="Liberation Sans" fo:font-size="80pt" fo:font-weight="bold" officeooo:rsid="000fbad7" officeooo:paragraph-rsid="000fbad7" style:font-name-asian="Arial Unicode MS" style:font-size-asian="80pt" style:font-weight-asian="bold" style:font-name-complex="Arial Unicode MS" style:font-size-complex="8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6E66BC32D407B7E2.png" xlink:type="simple" xlink:show="embed" xlink:actuate="onLoad" loext:mime-type="image/png"/></draw:frame><draw:frame draw:style-name="fr2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CAD5982F915796C5.png" xlink:type="simple" xlink:show="embed" xlink:actuate="onLoad" loext:mime-type="image/png"/></draw:frame>No smoking</text:p>
      <text:p text:style-name="P1"><draw:frame draw:style-name="fr1" draw:name="Image3" text:anchor-type="char" svg:x="3.7118in" svg:y="0.2902in" svg:width="4.4244in" svg:height="4.4244in" draw:z-index="2"><draw:image xlink:href="Pictures/10001F83000045AF000045AF879F2CC9F1C59A26.svg" xlink:type="simple" xlink:show="embed" xlink:actuate="onLoad" loext:mime-type="image/svg+xml"/><draw:image xlink:href="Pictures/10000201000002A2000002A2F4E814627E405520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10:41:23.818334528</meta:creation-date>
    <meta:editing-duration>PT1M31S</meta:editing-duration>
    <meta:editing-cycles>2</meta:editing-cycles>
    <meta:generator>LibreOffice/6.4.5.2$Linux_X86_64 LibreOffice_project/40$Build-2</meta:generator>
    <dc:date>2020-08-11T10:42:50.665217467</dc:date>
    <meta:document-statistic meta:table-count="0" meta:image-count="3" meta:object-count="0" meta:page-count="1" meta:paragraph-count="1" meta:word-count="2" meta:character-count="10" meta:non-whitespace-character-count="9"/>
  </office:meta>
</office:document-meta>
</file>